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7:47:51.163580816</meta:creation-date>
    <dc:date>2021-12-07T17:48:21.375831334</dc:date>
    <meta:editing-duration>PT31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7.1.7.2$Linux_X86_64 LibreOffice_project/10$Build-2</meta:generator>
  </office:meta>
</office:document-meta>
</file>